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4A000002EFD891892B.png"/>
  <manifest:file-entry manifest:media-type="image/png" manifest:full-path="Pictures/100000000000034A000002EF6C1E8F4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02cm, 1.27cm, 0.127cm, 0.254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855cm" svg:height="10.229cm" svg:x="0.845cm" svg:y="3cm">
          <draw:image xlink:href="Pictures/100000000000034A000002EF6C1E8F44.png" xlink:type="simple" xlink:show="embed" xlink:actuate="onLoad">
            <text:p/>
          </draw:image>
        </draw:frame>
        <draw:frame draw:style-name="gr1" draw:text-style-name="P1" draw:layer="layout" svg:width="13cm" svg:height="10.171cm" svg:x="14.2cm" svg:y="3cm">
          <draw:image xlink:href="Pictures/100000000000034A000002EFD89189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24M49S</meta:editing-duration>
    <meta:editing-cycles>4</meta:editing-cycles>
    <meta:generator>OpenOffice/4.1.2$Win32 OpenOffice.org_project/412m3$Build-9782</meta:generator>
    <dc:date>2017-03-09T14:18:18.01</dc:date>
    <dc:creator>Ernest </dc:creator>
    <meta:document-statistic meta:object-count="25"/>
  </office:meta>
</office:document-meta>
</file>